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imer.schedule( java . util . TimerTask var0 , java . util . Date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imer.schedule( java . util . TimerTask var0 , java . util . Date var1 , long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imer.schedule( java . util . TimerTask var0 , long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imer.schedule( java . util . TimerTask var0 , long var1 , long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imer.scheduleAtFixedRate( java . util . TimerTask var0 , java . util . Date var1 , long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imer.Timer( boolean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imer.Ti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imer.canc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imer.scheduleAtFixedRate( java . util . TimerTask var0 , long var1 , long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